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color="#000000" fo:font-size="12pt" style:font-size-asian="12pt" style:font-size-complex="12pt"/>
    </style:style>
    <style:style style:name="P4" style:family="paragraph" style:parent-style-name="Standard">
      <style:text-properties fo:color="#000000"/>
    </style:style>
    <style:style style:name="P5" style:family="paragraph" style:parent-style-name="Standard" style:list-style-name="L1">
      <style:text-properties fo:color="#000000" fo:font-size="12pt" style:font-size-asian="12pt" style:font-size-complex="12pt"/>
    </style:style>
    <style:style style:name="P6" style:family="paragraph" style:parent-style-name="Standard" style:list-style-name="L2">
      <style:text-properties fo:color="#000000" fo:font-size="12pt" style:font-size-asian="12pt" style:font-size-complex="12pt"/>
    </style:style>
    <style:style style:name="P7" style:family="paragraph" style:parent-style-name="Standard">
      <style:text-properties fo:color="#000000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000000" style:font-name="Courier New" fo:font-size="12pt" fo:font-weight="normal" style:font-size-asian="12pt" style:font-weight-asian="normal" style:font-size-complex="12pt"/>
    </style:style>
    <style:style style:name="P9" style:family="paragraph" style:parent-style-name="Standard" style:list-style-name="L2">
      <style:text-properties fo:color="#000000" style:font-name="Courier New" fo:font-size="12pt" fo:font-weight="normal" style:font-size-asian="12pt" style:font-weight-asian="normal" style:font-size-complex="12pt"/>
    </style:style>
    <style:style style:name="P10" style:family="paragraph" style:parent-style-name="Standard">
      <style:text-properties fo:color="#000000" style:font-name="Courier New" fo:font-size="12pt" fo:font-weight="bold" style:font-size-asian="12pt" style:font-weight-asian="bold" style:font-size-complex="12pt"/>
    </style:style>
    <style:style style:name="P11" style:family="paragraph" style:parent-style-name="Standard" style:list-style-name="L2">
      <style:text-properties fo:color="#000000" style:font-name="Courier New" fo:font-size="12pt" fo:font-weight="bold" style:font-size-asian="12pt" style:font-weight-asian="bold" style:font-size-complex="12pt"/>
    </style:style>
    <style:style style:name="P12" style:family="paragraph" style:parent-style-name="Standard" style:list-style-name="L2">
      <style:text-properties fo:color="#000000" style:font-name="Courier New" fo:font-size="10pt" fo:font-weight="normal" style:font-size-asian="10pt" style:font-weight-asian="normal"/>
    </style:style>
    <style:style style:name="P13" style:family="paragraph" style:parent-style-name="Standard" style:list-style-name="L2">
      <style:text-properties fo:color="#000000" style:font-name="Courier New" fo:font-size="10pt" fo:font-weight="bold" style:font-size-asian="10pt" style:font-weight-asian="bold"/>
    </style:style>
    <style:style style:name="P14" style:family="paragraph" style:parent-style-name="Standard" style:list-style-name="L2">
      <style:text-properties fo:color="#000000"/>
    </style:style>
    <style:style style:name="P15" style:family="paragraph" style:parent-style-name="Standard">
      <style:text-properties fo:color="#000000" fo:font-weight="normal" style:font-weight-asian="normal" style:font-weight-complex="normal"/>
    </style:style>
    <style:style style:name="P16" style:family="paragraph" style:parent-style-name="Standard" style:list-style-name="L2">
      <style:text-properties fo:color="#80cbc4" style:font-name="Courier New" fo:font-size="10pt" fo:font-weight="normal" style:font-size-asian="10pt" style:font-weight-asian="normal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c3cee3" style:font-name="Courier New" fo:font-size="10pt" fo:font-weight="bold" style:font-size-asian="10pt" style:font-weight-asian="bold"/>
    </style:style>
    <style:style style:name="T4" style:family="text">
      <style:text-properties fo:color="#c3cee3" style:font-name="Courier New" fo:font-size="10pt" style:font-size-asian="10pt"/>
    </style:style>
    <style:style style:name="T5" style:family="text">
      <style:text-properties fo:color="#eeffff" style:font-name="Courier New" fo:font-size="10pt" fo:font-weight="normal" style:font-size-asian="10pt" style:font-weight-asian="normal"/>
    </style:style>
    <style:style style:name="T6" style:family="text">
      <style:text-properties fo:color="#eeffff" style:font-name="Courier New" fo:font-size="10pt" style:font-size-asian="10pt"/>
    </style:style>
    <style:style style:name="T7" style:family="text">
      <style:text-properties fo:color="#80cbc4" style:font-name="Courier New" fo:font-size="10pt" fo:font-weight="normal" style:font-size-asian="10pt" style:font-weight-asian="normal"/>
    </style:style>
    <style:style style:name="T8" style:family="text">
      <style:text-properties fo:color="#80cbc4" style:font-name="Courier New" fo:font-size="10pt" style:font-size-asian="10pt"/>
    </style:style>
    <style:style style:name="T9" style:family="text">
      <style:text-properties fo:color="#f77669" style:font-name="Courier New" fo:font-size="10pt" fo:font-weight="normal" style:font-size-asian="10pt" style:font-weight-asian="normal"/>
    </style:style>
    <style:style style:name="T10" style:family="text">
      <style:text-properties fo:color="#f77669" style:font-name="Courier New" fo:font-size="10pt" style:font-size-asian="10pt"/>
    </style:style>
    <style:style style:name="T11" style:family="text">
      <style:text-properties fo:color="#82b1ff" style:font-name="Courier New" fo:font-size="10pt" fo:font-weight="normal" style:font-size-asian="10pt" style:font-weight-asian="normal"/>
    </style:style>
    <style:style style:name="T12" style:family="text">
      <style:text-properties fo:color="#82b1ff" style:font-name="Courier New" fo:font-size="10pt" style:font-size-asian="10pt"/>
    </style:style>
    <style:style style:name="T13" style:family="text">
      <style:text-properties style:font-name="Courier New" fo:font-size="10pt" fo:font-weight="bold" style:font-size-asian="10pt" style:font-weight-asian="bold"/>
    </style:style>
    <style:style style:name="T14" style:family="text">
      <style:text-properties style:font-name="Courier New" fo:font-size="10pt" fo:font-weight="normal" style:font-size-asian="10pt" style:font-weight-asian="normal"/>
    </style:style>
    <style:style style:name="T15" style:family="text">
      <style:text-properties style:font-name="Courier New" fo:font-size="10pt" style:font-size-asian="10pt"/>
    </style:style>
    <style:style style:name="T16" style:family="text">
      <style:text-properties style:font-name="Courier New" fo:font-weight="bold" style:font-weight-asian="bold"/>
    </style:style>
    <style:style style:name="T17" style:family="text">
      <style:text-properties style:font-name="Courier New" fo:font-weight="normal" style:font-weight-asian="normal"/>
    </style:style>
    <style:style style:name="T18" style:family="text">
      <style:text-properties fo:color="#ff5370" style:font-name="Courier New" fo:font-size="10pt" fo:font-weight="normal" style:font-size-asian="10pt" style:font-weight-asian="normal"/>
    </style:style>
    <style:style style:name="T19" style:family="text">
      <style:text-properties fo:color="#000000" fo:font-size="12pt" style:font-size-asian="12pt" style:font-size-complex="12pt"/>
    </style:style>
    <style:style style:name="T20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QL</text:p>
      <text:p text:style-name="P2"/>
      <text:p text:style-name="P2">Pour cette exercice, il te faut utiliser la base de données du fichier <text:span text:style-name="T1">bdd_exo1.sql, </text:span><text:span text:style-name="T2">les questions doivent avoir la réponse en dessous.</text:span></text:p>
      <text:p text:style-name="P2"/>
      <text:list xml:id="list4621191154890829819" text:style-name="L1">
        <text:list-item>
          <text:p text:style-name="P5">Selectionner tout les utilisateurs dont l’age est supérieur à 18 ans</text:p>
        </text:list-item>
      </text:list>
      <text:p text:style-name="P2"/>
      <text:p text:style-name="P2"><text:tab/><text:tab/><text:span text:style-name="T16">SELECT</text:span><text:span text:style-name="T17"> </text:span><text:span text:style-name="T17">*</text:span></text:p>
      <text:p text:style-name="P2"><text:span text:style-name="T16"><text:tab/><text:tab/>FROM</text:span><text:span text:style-name="T17"> </text:span><text:span text:style-name="T17">utilisateurs</text:span></text:p>
      <text:p text:style-name="P2"><text:span text:style-name="T16"><text:tab/><text:tab/>WHERE</text:span><text:span text:style-name="T17"> </text:span><text:span text:style-name="T17">date_naissance</text:span><text:span text:style-name="T17"> </text:span><text:span text:style-name="T17">&lt;</text:span><text:span text:style-name="T17"> </text:span><text:span text:style-name="T17">'2001-01-01'</text:span></text:p>
      <text:p text:style-name="P2"/>
      <text:p text:style-name="P2"/>
      <text:list xml:id="list33319622" text:continue-numbering="true" text:style-name="L1">
        <text:list-item>
          <text:p text:style-name="P5">Selectionner le nom et prénom des personnes dont l’id est compris entre 30 et 32</text:p>
        </text:list-item>
      </text:list>
      <text:p text:style-name="P2"/>
      <text:p text:style-name="P2"><text:span text:style-name="T16"><text:tab/><text:tab/>SELECT</text:span><text:span text:style-name="T17"> </text:span><text:span text:style-name="T17">nom</text:span><text:span text:style-name="T17">,</text:span><text:span text:style-name="T17"> </text:span><text:span text:style-name="T17">prenom</text:span></text:p>
      <text:p text:style-name="P2"><text:span text:style-name="T16"><text:tab/><text:tab/>FROM</text:span><text:span text:style-name="T17"> </text:span><text:span text:style-name="T17">utilisateurs</text:span></text:p>
      <text:p text:style-name="P2"><text:span text:style-name="T16"><text:tab/><text:tab/>WHERE</text:span><text:span text:style-name="T17"> </text:span><text:span text:style-name="T17">id</text:span><text:span text:style-name="T17"> </text:span><text:span text:style-name="T17">&gt;=</text:span><text:span text:style-name="T17"> </text:span><text:span text:style-name="T17">30</text:span><text:span text:style-name="T17"> </text:span><text:span text:style-name="T17">&amp;&amp;</text:span><text:span text:style-name="T17"> </text:span><text:span text:style-name="T17">id</text:span><text:span text:style-name="T17"> </text:span><text:span text:style-name="T17">&lt;</text:span><text:span text:style-name="T17">33</text:span></text:p>
      <text:p text:style-name="P2"/>
      <text:list xml:id="list33314176" text:continue-numbering="true" text:style-name="L1">
        <text:list-item>
          <text:p text:style-name="P5">Selectionner tout les articles de l’utilisateur ayant l’id 2</text:p>
        </text:list-item>
      </text:list>
      <text:p text:style-name="P2"/>
      <text:p text:style-name="P2"><text:span text:style-name="T16"><text:tab/><text:tab/>SELECT</text:span><text:span text:style-name="T17"> </text:span><text:span text:style-name="T17">*</text:span></text:p>
      <text:p text:style-name="P2"><text:span text:style-name="T16"><text:tab/><text:tab/>FROM</text:span><text:span text:style-name="T17"> </text:span><text:span text:style-name="T17">articles</text:span></text:p>
      <text:p text:style-name="P2"><text:span text:style-name="T16"><text:tab/><text:tab/>WHERE</text:span><text:span text:style-name="T17"> </text:span><text:span text:style-name="T17">utilisateur_id</text:span><text:span text:style-name="T17">=</text:span><text:span text:style-name="T17">2</text:span></text:p>
      <text:p text:style-name="P2"/>
      <text:list xml:id="list33315775" text:continue-numbering="true" text:style-name="L1">
        <text:list-item>
          <text:p text:style-name="P5">Selectionnez le titre de la date de publication de chaque article ainsi que le nom et prénom de la personne ayant écrit l’article</text:p>
        </text:list-item>
      </text:list>
      <text:p text:style-name="P2"/>
      <text:p text:style-name="P2"><text:span text:style-name="T16"><text:tab/><text:tab/>SELECT</text:span><text:span text:style-name="T17"> </text:span><text:span text:style-name="T17">titre</text:span><text:span text:style-name="T17">,</text:span><text:span text:style-name="T17"> </text:span><text:span text:style-name="T17">date_publication</text:span><text:span text:style-name="T17"> </text:span><text:span text:style-name="T17">,</text:span><text:span text:style-name="T17"> </text:span><text:span text:style-name="T17">nom</text:span><text:span text:style-name="T17"> </text:span><text:span text:style-name="T17">,</text:span><text:span text:style-name="T17"> </text:span><text:span text:style-name="T17">prenom</text:span></text:p>
      <text:p text:style-name="P2"><text:span text:style-name="T16"><text:tab/><text:tab/>FROM</text:span><text:span text:style-name="T17"> </text:span><text:span text:style-name="T17">articles</text:span><text:span text:style-name="T17">,</text:span><text:span text:style-name="T17"> </text:span><text:span text:style-name="T17">utilisateurs</text:span></text:p>
      <text:p text:style-name="P2"/>
      <text:list xml:id="list33333417" text:continue-numbering="true" text:style-name="L1">
        <text:list-item>
          <text:p text:style-name="P5">Comptez le nombre d’utilisateur né entre 1995 et 1999</text:p>
        </text:list-item>
      </text:list>
      <text:p text:style-name="P2"><text:span text:style-name="T16"><text:tab/><text:tab/>SELECT</text:span><text:span text:style-name="T17"> </text:span><text:span text:style-name="T16">COUNT</text:span><text:span text:style-name="T17">(*)</text:span></text:p>
      <text:p text:style-name="P2"><text:span text:style-name="T16"><text:tab/><text:tab/>FROM</text:span><text:span text:style-name="T17"> </text:span><text:span text:style-name="T17">utilisateurs</text:span></text:p>
      <text:p text:style-name="P2"><text:span text:style-name="T16"><text:tab/><text:tab/></text:span><text:span text:style-name="T17"> </text:span><text:span text:style-name="T17">date_naissance</text:span><text:span text:style-name="T17"> </text:span><text:span text:style-name="T17">&gt;</text:span><text:span text:style-name="T17"> </text:span><text:span text:style-name="T17">'1994-12-31'</text:span><text:span text:style-name="T17"> </text:span><text:span text:style-name="T17">&amp;&amp;</text:span><text:span text:style-name="T17"> </text:span><text:span text:style-name="T17">date_naissance</text:span><text:span text:style-name="T17"> </text:span><text:span text:style-name="T17">&lt;</text:span><text:span text:style-name="T17"> </text:span><text:span text:style-name="T17">'2000-01-01'</text:span></text:p>
      <text:p text:style-name="P2"/>
      <text:list xml:id="list33327658" text:continue-numbering="true" text:style-name="L1">
        <text:list-item>
          <text:p text:style-name="P5">Selectionnez tout les utilisateur qui possèdent plus de deux articles</text:p>
        </text:list-item>
      </text:list>
      <text:p text:style-name="P1"><text:span text:style-name="T20"><text:tab/></text:span><text:span text:style-name="T13">SELECT</text:span><text:span text:style-name="T14"> </text:span><text:span text:style-name="T14">utilisateurs</text:span><text:span text:style-name="T14">.*,</text:span><text:span text:style-name="T14"> </text:span><text:span text:style-name="T13">COUNT</text:span><text:span text:style-name="T14">(</text:span><text:span text:style-name="T14">articles</text:span><text:span text:style-name="T14">.</text:span><text:span text:style-name="T14">utilisateur_id</text:span><text:span text:style-name="T14">)</text:span><text:span text:style-name="T14"> </text:span><text:span text:style-name="T13">AS</text:span><text:span text:style-name="T14"> </text:span><text:span text:style-name="T14">total</text:span></text:p>
      <text:p text:style-name="P1"><text:span text:style-name="T13">FROM</text:span><text:span text:style-name="T14"> utilisateurs</text:span></text:p>
      <text:p text:style-name="P1"><text:span text:style-name="T13">INNER</text:span><text:span text:style-name="T14"> </text:span><text:span text:style-name="T13">JOIN</text:span><text:span text:style-name="T14"> </text:span><text:span text:style-name="T14">articles</text:span><text:span text:style-name="T14"> </text:span><text:span text:style-name="T13">ON</text:span><text:span text:style-name="T14"> </text:span><text:span text:style-name="T14">articles</text:span><text:span text:style-name="T14">.</text:span><text:span text:style-name="T14">utilisateur_id</text:span><text:span text:style-name="T14"> </text:span><text:span text:style-name="T14">=</text:span><text:span text:style-name="T14"> </text:span><text:span text:style-name="T14">utilisateurs</text:span><text:span text:style-name="T14">.</text:span><text:span text:style-name="T14">id</text:span></text:p>
      <text:p text:style-name="P1"><text:span text:style-name="T13">GROUP</text:span><text:span text:style-name="T14"> </text:span><text:span text:style-name="T13">BY</text:span><text:span text:style-name="T14"> </text:span><text:span text:style-name="T14">utilisateurs</text:span><text:span text:style-name="T14">.</text:span><text:span text:style-name="T14">id</text:span><text:span text:style-name="T14">,</text:span><text:span text:style-name="T14"> </text:span><text:span text:style-name="T14">utilisateurs</text:span><text:span text:style-name="T14">.</text:span><text:span text:style-name="T14">nom</text:span><text:span text:style-name="T14">,</text:span><text:span text:style-name="T14"> </text:span><text:span text:style-name="T14">utilisateurs</text:span><text:span text:style-name="T14">.</text:span><text:span text:style-name="T14">prenom</text:span><text:span text:style-name="T14">,</text:span><text:span text:style-name="T14"> </text:span><text:span text:style-name="T14">utilisateurs</text:span><text:span text:style-name="T14">.</text:span><text:span text:style-name="T14">date_naissance</text:span></text:p>
      <text:p text:style-name="P1"><text:span text:style-name="T13">HAVING</text:span><text:span text:style-name="T14"> </text:span><text:span text:style-name="T13">COUNT</text:span><text:span text:style-name="T14">(</text:span><text:span text:style-name="T14">articles</text:span><text:span text:style-name="T14">.</text:span><text:span text:style-name="T14">utilisateur_id</text:span><text:span text:style-name="T14">)</text:span><text:span text:style-name="T14"> </text:span><text:span text:style-name="T14">&gt;</text:span><text:span text:style-name="T14"> </text:span><text:span text:style-name="T14">2</text:span></text:p>
      <text:p text:style-name="P2"/>
      <text:p text:style-name="P2"/>
      <text:list xml:id="list33335137" text:continue-numbering="true" text:style-name="L1">
        <text:list-item>
          <text:p text:style-name="P5">Selectionnez tout les articles dont le titre commence par la lettre « B »</text:p>
          <text:p text:style-name="P5"><text:span text:style-name="T16">SELECT</text:span><text:span text:style-name="T17"> </text:span><text:span text:style-name="T17">*</text:span></text:p>
          <text:p text:style-name="P5"><text:span text:style-name="T16">FROM</text:span><text:span text:style-name="T17"> </text:span><text:span text:style-name="T17">articles</text:span></text:p>
          <text:p text:style-name="P5"><text:span text:style-name="T16">WHERE</text:span><text:span text:style-name="T17"> </text:span><text:span text:style-name="T17">titre</text:span><text:span text:style-name="T17"> </text:span><text:span text:style-name="T16">LIKE</text:span><text:span text:style-name="T17"> </text:span><text:span text:style-name="T17">'b%'</text:span></text:p>
        </text:list-item>
      </text:list>
      <text:p text:style-name="P2"/>
      <text:p text:style-name="P8"/>
      <text:p text:style-name="P8"/>
      <text:p text:style-name="P8"/>
      <text:list xml:id="list33323853" text:continue-numbering="true" text:style-name="L1">
        <text:list-item>
          <text:p text:style-name="P5"><text:soft-page-break/>Selectionnez les utilisateurs qui ont publié dans la catégorie « web »</text:p>
        </text:list-item>
      </text:list>
      <text:p text:style-name="P2"/>
      <text:p text:style-name="P7"><text:span text:style-name="T15">SELECT</text:span><text:span text:style-name="T15"> </text:span><text:span text:style-name="T15">DIStinct</text:span><text:span text:style-name="T15"> </text:span><text:span text:style-name="T15">utilisateurs</text:span><text:span text:style-name="T15">.*,</text:span><text:span text:style-name="T15"> </text:span><text:span text:style-name="T15">categories</text:span><text:span text:style-name="T15">.</text:span><text:span text:style-name="T15">libelle</text:span></text:p>
      <text:p text:style-name="P15"><text:span text:style-name="T15">FROM</text:span><text:span text:style-name="T15"> </text:span><text:span text:style-name="T15">utilisateurs</text:span></text:p>
      <text:p text:style-name="P15"><text:span text:style-name="T15">INNER</text:span><text:span text:style-name="T15"> </text:span><text:span text:style-name="T15">JOIN</text:span><text:span text:style-name="T15"> </text:span><text:span text:style-name="T15">articles</text:span><text:span text:style-name="T15"> </text:span><text:span text:style-name="T15">ON</text:span><text:span text:style-name="T15"> </text:span><text:span text:style-name="T15">articles</text:span><text:span text:style-name="T15">.</text:span><text:span text:style-name="T15">utilisateur_id</text:span><text:span text:style-name="T15"> </text:span><text:span text:style-name="T15">=</text:span><text:span text:style-name="T15"> </text:span><text:span text:style-name="T15">utilisateurs</text:span><text:span text:style-name="T15">.</text:span><text:span text:style-name="T15">id</text:span></text:p>
      <text:p text:style-name="P15"><text:span text:style-name="T15">INNER</text:span><text:span text:style-name="T15"> </text:span><text:span text:style-name="T15">JOIN</text:span><text:span text:style-name="T15"> </text:span><text:span text:style-name="T15">categories</text:span><text:span text:style-name="T15"> </text:span><text:span text:style-name="T15">ON</text:span><text:span text:style-name="T15"> </text:span><text:span text:style-name="T15">articles</text:span><text:span text:style-name="T15">.</text:span><text:span text:style-name="T15">categorie_id</text:span><text:span text:style-name="T15"> </text:span><text:span text:style-name="T15">=</text:span><text:span text:style-name="T15"> </text:span><text:span text:style-name="T15">categories</text:span><text:span text:style-name="T15">.</text:span><text:span text:style-name="T15">id</text:span></text:p>
      <text:p text:style-name="P15"><text:span text:style-name="T15">WHERE</text:span><text:span text:style-name="T15"> </text:span><text:span text:style-name="T15">categories</text:span><text:span text:style-name="T15">.</text:span><text:span text:style-name="T15">libelle</text:span><text:span text:style-name="T15"> </text:span><text:span text:style-name="T15">=</text:span><text:span text:style-name="T15"> </text:span><text:span text:style-name="T15">"web"</text:span></text:p>
      <text:p text:style-name="P7"/>
      <text:p text:style-name="P2"/>
      <text:p text:style-name="P2"><text:tab/></text:p>
      <text:p text:style-name="P2"/>
      <text:p text:style-name="P2"/>
      <text:list xml:id="list33329876" text:continue-numbering="true" text:style-name="L1">
        <text:list-item>
          <text:p text:style-name="P5">Selectionnez toutes les categories qui n’ont pas d’article</text:p>
        </text:list-item>
      </text:list>
      <text:p text:style-name="P2"><text:tab/></text:p>
      <text:p text:style-name="P2"/>
      <text:p text:style-name="P2"/>
      <text:list xml:id="list33329300" text:continue-numbering="true" text:style-name="L1">
        <text:list-item>
          <text:p text:style-name="P5">Selectionnez tout les articles dont l’auteur s’appelle « Marc »et qui ont la categorie « web »</text:p>
        </text:list-item>
      </text:list>
      <text:p text:style-name="P8"/>
      <text:p text:style-name="P2"><text:span text:style-name="T13">SELECT</text:span><text:span text:style-name="T14"> </text:span><text:span text:style-name="T14">articles</text:span><text:span text:style-name="T14">.*</text:span></text:p>
      <text:p text:style-name="P1"><text:span text:style-name="T13">FROM</text:span><text:span text:style-name="T14"> </text:span><text:span text:style-name="T14">articles</text:span></text:p>
      <text:p text:style-name="P1"><text:span text:style-name="T13">INNER</text:span><text:span text:style-name="T14"> </text:span><text:span text:style-name="T13">JOIN</text:span><text:span text:style-name="T14"> </text:span><text:span text:style-name="T14">utilisateurs</text:span><text:span text:style-name="T14"> </text:span><text:span text:style-name="T13">ON</text:span><text:span text:style-name="T14"> </text:span><text:span text:style-name="T14">utilisateurs</text:span><text:span text:style-name="T14">.</text:span><text:span text:style-name="T14">id</text:span><text:span text:style-name="T14"> </text:span><text:span text:style-name="T14">=</text:span><text:span text:style-name="T14"> </text:span><text:span text:style-name="T14">articles</text:span><text:span text:style-name="T14">.</text:span><text:span text:style-name="T14">utilisateur_id</text:span></text:p>
      <text:p text:style-name="P1"><text:span text:style-name="T13">INNER</text:span><text:span text:style-name="T14"> </text:span><text:span text:style-name="T13">JOIN</text:span><text:span text:style-name="T14"> </text:span><text:span text:style-name="T14">categories</text:span><text:span text:style-name="T14"> </text:span><text:span text:style-name="T13">ON</text:span><text:span text:style-name="T14"> </text:span><text:span text:style-name="T14">categories</text:span><text:span text:style-name="T14">.</text:span><text:span text:style-name="T14">id</text:span><text:span text:style-name="T14"> </text:span><text:span text:style-name="T14">=</text:span><text:span text:style-name="T14"> </text:span><text:span text:style-name="T14">articles</text:span><text:span text:style-name="T14">.</text:span><text:span text:style-name="T14">categorie_id</text:span></text:p>
      <text:p text:style-name="P1"><text:span text:style-name="T13">WHERE</text:span><text:span text:style-name="T14"> </text:span><text:span text:style-name="T14">utilisateurs</text:span><text:span text:style-name="T14">.</text:span><text:span text:style-name="T14">prenom</text:span><text:span text:style-name="T14"> </text:span><text:span text:style-name="T14">=</text:span><text:span text:style-name="T14"> </text:span><text:span text:style-name="T14">"Marc"</text:span></text:p>
      <text:p text:style-name="P1"><text:span text:style-name="T13">AND</text:span><text:span text:style-name="T14"> </text:span><text:span text:style-name="T14">categories</text:span><text:span text:style-name="T14">.</text:span><text:span text:style-name="T14">libelle</text:span><text:span text:style-name="T14"> </text:span><text:span text:style-name="T14">=</text:span><text:span text:style-name="T14"> </text:span><text:span text:style-name="T14">"web"</text:span></text:p>
      <text:p text:style-name="P8"/>
      <text:list xml:id="list33329102" text:continue-numbering="true" text:style-name="L1">
        <text:list-header>
          <text:p text:style-name="P5"/>
        </text:list-header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L’exercice suivant doit être fait sur une base de données qui tu nommera « bdd_exo2 »</text:p>
      <text:list xml:id="list3913432782903458148" text:style-name="L2">
        <text:list-item>
          <text:p text:style-name="P6">Créer une table « personne » qui possède un identifiant unique, un nom et prénom ainsi qu’une date de naissance et un lieu de vie.</text:p>
        </text:list-item>
      </text:list>
      <text:p text:style-name="P2"><text:tab/><text:span text:style-name="T16">CREATE</text:span><text:span text:style-name="T17"> </text:span><text:span text:style-name="T16">TABLE</text:span><text:span text:style-name="T17"> </text:span><text:span text:style-name="T17">personne</text:span></text:p>
      <text:p text:style-name="P8"><text:tab/>(</text:p>
      <text:p text:style-name="P2"><text:span text:style-name="T17"><text:tab/>id</text:span><text:span text:style-name="T17"> </text:span><text:span text:style-name="T16">INT</text:span><text:span text:style-name="T17"> </text:span><text:span text:style-name="T16">PRIMARY</text:span><text:span text:style-name="T17"> </text:span><text:span text:style-name="T16">KEY</text:span><text:span text:style-name="T17"> </text:span><text:span text:style-name="T16">NOT</text:span><text:span text:style-name="T17"> </text:span><text:span text:style-name="T16">NULL</text:span><text:span text:style-name="T17"> </text:span><text:span text:style-name="T16">AUTO_INCREMENT</text:span><text:span text:style-name="T17">,</text:span></text:p>
      <text:p text:style-name="P2"><text:span text:style-name="T17"><text:tab/>nom</text:span><text:span text:style-name="T17"> </text:span><text:span text:style-name="T16">VARCHAR</text:span><text:span text:style-name="T17">(</text:span><text:span text:style-name="T17">255</text:span><text:span text:style-name="T17">),</text:span></text:p>
      <text:p text:style-name="P2"><text:span text:style-name="T17"><text:tab/>prenom</text:span><text:span text:style-name="T17"> </text:span><text:span text:style-name="T16">VARCHAR</text:span><text:span text:style-name="T17">(</text:span><text:span text:style-name="T17">255</text:span><text:span text:style-name="T17">),</text:span></text:p>
      <text:p text:style-name="P2"><text:span text:style-name="T17"><text:tab/>date_naissance</text:span><text:span text:style-name="T17"> </text:span><text:span text:style-name="T16">DATE</text:span><text:span text:style-name="T17">,</text:span></text:p>
      <text:p text:style-name="P2"><text:span text:style-name="T17"><text:tab/>lieu_de_vie</text:span><text:span text:style-name="T17"> </text:span><text:span text:style-name="T16">VARCHAR</text:span><text:span text:style-name="T17">(</text:span><text:span text:style-name="T17">255</text:span><text:span text:style-name="T17">)</text:span></text:p>
      <text:p text:style-name="P8"><text:tab/>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33331306" text:continue-numbering="true" text:style-name="L2">
        <text:list-item>
          <text:p text:style-name="P6"><text:soft-page-break/>Créer une requete qui permet d’inserer 2 personnes dans la table</text:p>
          <text:p text:style-name="P6"><text:span text:style-name="T16">INSERT</text:span><text:span text:style-name="T17"> </text:span><text:span text:style-name="T16">INTO</text:span><text:span text:style-name="T17"> </text:span><text:span text:style-name="T17">personne</text:span><text:span text:style-name="T17">(</text:span><text:span text:style-name="T17">nom</text:span><text:span text:style-name="T17">,</text:span><text:span text:style-name="T17">prenom</text:span><text:span text:style-name="T17">,</text:span><text:span text:style-name="T17"> </text:span><text:span text:style-name="T17">date_naissance</text:span><text:span text:style-name="T17">,</text:span><text:span text:style-name="T17">lieu_de_vie</text:span><text:span text:style-name="T17">)</text:span></text:p>
          <text:p text:style-name="P11">VALUES</text:p>
          <text:p text:style-name="P11"/>
          <text:p text:style-name="P6"><text:span text:style-name="T17">(</text:span><text:span text:style-name="T17">'allan'</text:span><text:span text:style-name="T17">,</text:span><text:span text:style-name="T17">'coubard'</text:span><text:span text:style-name="T17">,</text:span><text:span text:style-name="T17">'1999-4-19'</text:span><text:span text:style-name="T17">,</text:span><text:span text:style-name="T17">'st ouen'</text:span><text:span text:style-name="T17">),</text:span></text:p>
          <text:p text:style-name="P6"><text:span text:style-name="T17">(</text:span><text:span text:style-name="T17">'t'</text:span><text:span text:style-name="T17">,</text:span><text:span text:style-name="T17">'t'</text:span><text:span text:style-name="T17">,</text:span><text:span text:style-name="T17">'1999-02-26'</text:span><text:span text:style-name="T17">,</text:span><text:span text:style-name="T17">'tt'</text:span><text:span text:style-name="T17">);</text:span></text:p>
          <text:p text:style-name="P9"/>
          <text:p text:style-name="P6"/>
        </text:list-item>
      </text:list>
      <text:p text:style-name="P2"/>
      <text:list xml:id="list33316020" text:continue-numbering="true" text:style-name="L2">
        <text:list-item>
          <text:p text:style-name="P6">Créer une table « Ville » qui possède un identifiant unique, un libellé, un nombre d’habitant</text:p>
          <text:p text:style-name="P6"><text:span text:style-name="T16">CREATE</text:span><text:span text:style-name="T17"> </text:span><text:span text:style-name="T16">TABLE</text:span><text:span text:style-name="T17"> </text:span><text:span text:style-name="T17">Ville</text:span></text:p>
          <text:p text:style-name="P9">(</text:p>
          <text:p text:style-name="P6"><text:span text:style-name="T17">id</text:span><text:span text:style-name="T17"> </text:span><text:span text:style-name="T16">INT</text:span><text:span text:style-name="T17"> </text:span><text:span text:style-name="T16">PRIMARY</text:span><text:span text:style-name="T17"> </text:span><text:span text:style-name="T16">KEY</text:span><text:span text:style-name="T17"> </text:span><text:span text:style-name="T16">NOT</text:span><text:span text:style-name="T17"> </text:span><text:span text:style-name="T16">NULL</text:span><text:span text:style-name="T17"> </text:span><text:span text:style-name="T16">AUTO_INCREMENT</text:span><text:span text:style-name="T17">,</text:span></text:p>
          <text:p text:style-name="P6"><text:span text:style-name="T17">libelle</text:span><text:span text:style-name="T17"> </text:span><text:span text:style-name="T16">VARCHAR</text:span><text:span text:style-name="T17">(</text:span><text:span text:style-name="T17">255</text:span><text:span text:style-name="T17">),</text:span></text:p>
          <text:p text:style-name="P6"><text:span text:style-name="T17">nombre_habitants</text:span><text:span text:style-name="T17"> </text:span><text:span text:style-name="T16">INT</text:span></text:p>
          <text:p text:style-name="P9">)</text:p>
          <text:p text:style-name="P6"/>
        </text:list-item>
        <text:list-item>
          <text:p text:style-name="P6">Créer une requete qui permet d’inserer 3 villes</text:p>
        </text:list-item>
      </text:list>
      <text:p text:style-name="P2"><text:span text:style-name="T3"><text:tab/></text:span><text:span text:style-name="T16">INSERT</text:span><text:span text:style-name="T17"> </text:span><text:span text:style-name="T16">INTO</text:span><text:span text:style-name="T17"> </text:span><text:span text:style-name="T17">ville</text:span><text:span text:style-name="T17"> </text:span><text:span text:style-name="T17">(</text:span><text:span text:style-name="T17">libelle</text:span><text:span text:style-name="T17">,</text:span><text:span text:style-name="T17"> </text:span><text:span text:style-name="T17">nombre_habitants</text:span><text:span text:style-name="T17">)</text:span></text:p>
      <text:p text:style-name="P10"><text:tab/>VALUES</text:p>
      <text:p text:style-name="P2"><text:span text:style-name="T17"><text:tab/>(</text:span><text:span text:style-name="T17">'st Ouen'</text:span><text:span text:style-name="T17">,</text:span><text:span text:style-name="T17"> </text:span><text:span text:style-name="T17">'5'</text:span><text:span text:style-name="T17">),</text:span></text:p>
      <text:p text:style-name="P2"><text:span text:style-name="T17"><text:tab/>(</text:span><text:span text:style-name="T17">'Le Mans'</text:span><text:span text:style-name="T17">,</text:span><text:span text:style-name="T17">'500'</text:span><text:span text:style-name="T17">);</text:span></text:p>
      <text:p text:style-name="P2"/>
      <text:list xml:id="list33317564" text:continue-numbering="true" text:style-name="L2">
        <text:list-item>
          <text:p text:style-name="P6">Créer une requete qui selectionne le nom et prénom de chaque personne</text:p>
          <text:p text:style-name="P6"><text:span text:style-name="T16">SELECT</text:span><text:span text:style-name="T17"> </text:span><text:span text:style-name="T17">nom</text:span><text:span text:style-name="T17"> </text:span><text:span text:style-name="T17">,</text:span><text:span text:style-name="T17"> </text:span><text:span text:style-name="T17">prenom</text:span></text:p>
          <text:p text:style-name="P6"><text:span text:style-name="T16">FROM</text:span><text:span text:style-name="T17"> </text:span><text:span text:style-name="T17">personne</text:span></text:p>
        </text:list-item>
      </text:list>
      <text:p text:style-name="P2"/>
      <text:p text:style-name="P2"/>
      <text:list xml:id="list33312876" text:continue-numbering="true" text:style-name="L2">
        <text:list-item>
          <text:p text:style-name="P6">Créer une requete qui selectionne le libellé et le nombre d’habitant de chaque ville</text:p>
          <text:p text:style-name="P6">SELECT libelle, nombre_habitants</text:p>
          <text:p text:style-name="P6">FROM ville</text:p>
        </text:list-item>
      </text:list>
      <text:p text:style-name="P2"/>
      <text:list xml:id="list33316540" text:continue-numbering="true" text:style-name="L2">
        <text:list-item>
          <text:p text:style-name="P6">Créer une table « Pays » qui possède un identifiant unique et un libellé</text:p>
          <text:p text:style-name="P6"><text:span text:style-name="T13">CREATE</text:span><text:span text:style-name="T14"> </text:span><text:span text:style-name="T13">TABLE</text:span><text:span text:style-name="T14"> </text:span><text:span text:style-name="T14">Pays</text:span></text:p>
          <text:p text:style-name="P12">(</text:p>
          <text:p text:style-name="P14"><text:span text:style-name="T14">id</text:span><text:span text:style-name="T14"> </text:span><text:span text:style-name="T13">INT</text:span><text:span text:style-name="T14"> </text:span><text:span text:style-name="T13">PRIMARY</text:span><text:span text:style-name="T14"> </text:span><text:span text:style-name="T13">KEY</text:span><text:span text:style-name="T14"> </text:span><text:span text:style-name="T13">NOT</text:span><text:span text:style-name="T14"> </text:span><text:span text:style-name="T13">NULL</text:span><text:span text:style-name="T14"> </text:span><text:span text:style-name="T13">AUTO_INCREMENT</text:span><text:span text:style-name="T14">,</text:span></text:p>
          <text:p text:style-name="P14"><text:span text:style-name="T14">libelle</text:span><text:span text:style-name="T14"> </text:span><text:span text:style-name="T13">VARCHAR</text:span><text:span text:style-name="T14">(</text:span><text:span text:style-name="T14">3</text:span><text:span text:style-name="T14">)</text:span></text:p>
          <text:p text:style-name="P12">)</text:p>
          <text:p text:style-name="P6"/>
        </text:list-item>
      </text:list>
      <text:p text:style-name="P2"/>
      <text:list xml:id="list33319329" text:continue-numbering="true" text:style-name="L2">
        <text:list-item>
          <text:p text:style-name="P6">Modifier la table « Ville » en lui ajoutant le champs pays_id</text:p>
          <text:p text:style-name="P6"><text:span text:style-name="T16">ALTER</text:span><text:span text:style-name="T17"> </text:span><text:span text:style-name="T16">TABLE</text:span><text:span text:style-name="T17"> </text:span><text:span text:style-name="T17">ville</text:span></text:p>
          <text:p text:style-name="P6"><text:span text:style-name="T16">ADD</text:span><text:span text:style-name="T17"> </text:span><text:span text:style-name="T17">pays_id</text:span><text:span text:style-name="T17"> </text:span><text:span text:style-name="T16">INT</text:span><text:span text:style-name="T17"> </text:span></text:p>
          <text:p text:style-name="P6"/>
        </text:list-item>
      </text:list>
      <text:p text:style-name="P2"/>
      <text:list xml:id="list33305506" text:continue-numbering="true" text:style-name="L2">
        <text:list-item>
          <text:p text:style-name="P6">Créer une relation entre « Ville » et Pays », la clé primaire de « Pays » étant <text:s/>le champs « pays_id » de la table « Ville »</text:p>
        </text:list-item>
      </text:list>
      <text:p text:style-name="P2"><text:span text:style-name="T3"><text:tab/></text:span><text:span text:style-name="T13">alter</text:span><text:span text:style-name="T14"> <text:s/></text:span><text:span text:style-name="T13">TABLE</text:span><text:span text:style-name="T14"> </text:span><text:span text:style-name="T14">ville</text:span></text:p>
      <text:p text:style-name="P1"><text:span text:style-name="T13"><text:tab/>add</text:span><text:span text:style-name="T14"> <text:s/></text:span><text:span text:style-name="T13">CONSTRAINT</text:span><text:span text:style-name="T14"> </text:span><text:span text:style-name="T14">FK_ville_pays</text:span></text:p>
      <text:p text:style-name="P1"><text:span text:style-name="T14"><text:s text:c="5"/><text:tab/><text:tab/></text:span><text:span text:style-name="T13">foreign</text:span><text:span text:style-name="T14"> <text:s/></text:span><text:span text:style-name="T13">KEY</text:span><text:span text:style-name="T14"> </text:span><text:span text:style-name="T14">ville</text:span><text:span text:style-name="T14">(</text:span><text:span text:style-name="T14">pays_id</text:span><text:span text:style-name="T14">)</text:span><text:span text:style-name="T14"> <text:s/></text:span><text:span text:style-name="T13">REFERENCES</text:span><text:span text:style-name="T14"> </text:span><text:span text:style-name="T14">pays</text:span><text:span text:style-name="T14">(</text:span><text:span text:style-name="T14">libelle</text:span><text:span text:style-name="T14">)</text:span><text:span text:style-name="T14"> </text:span><text:span text:style-name="T14">;</text:span></text:p>
      <text:p text:style-name="P2"/>
      <text:list xml:id="list33304834" text:continue-numbering="true" text:style-name="L2">
        <text:list-item>
          <text:p text:style-name="P6">Insérer en base de données 10 pays ainsi que 4 villes par pays</text:p>
          <text:p text:style-name="P6"><text:span text:style-name="T13">INSERT</text:span><text:span text:style-name="T14"> </text:span><text:span text:style-name="T13">INTO</text:span><text:span text:style-name="T14"> </text:span><text:span text:style-name="T14">pays</text:span><text:span text:style-name="T14"> </text:span><text:span text:style-name="T14">(</text:span><text:span text:style-name="T14">libelle</text:span><text:span text:style-name="T14">)</text:span></text:p>
          <text:p text:style-name="P13">VALUES</text:p>
          <text:p text:style-name="P14"><text:span text:style-name="T14">(</text:span><text:span text:style-name="T14">'FR'</text:span><text:span text:style-name="T14">),</text:span></text:p>
          <text:p text:style-name="P14"><text:soft-page-break/><text:span text:style-name="T14">(</text:span><text:span text:style-name="T14">'GB'</text:span><text:span text:style-name="T14">),</text:span></text:p>
          <text:p text:style-name="P14"><text:span text:style-name="T14">(</text:span><text:span text:style-name="T14">'PT'</text:span><text:span text:style-name="T14">),</text:span></text:p>
          <text:p text:style-name="P14"><text:span text:style-name="T14">(</text:span><text:span text:style-name="T14">'CH'</text:span><text:span text:style-name="T14">),</text:span></text:p>
          <text:p text:style-name="P14"><text:span text:style-name="T14">(</text:span><text:span text:style-name="T14">'ES'</text:span><text:span text:style-name="T14">),</text:span></text:p>
          <text:p text:style-name="P14"><text:span text:style-name="T14">(</text:span><text:span text:style-name="T14">'NL'</text:span><text:span text:style-name="T14">),</text:span></text:p>
          <text:p text:style-name="P14"><text:span text:style-name="T14">(</text:span><text:span text:style-name="T14">'DE'</text:span><text:span text:style-name="T14">),</text:span></text:p>
          <text:p text:style-name="P14"><text:span text:style-name="T14">(</text:span><text:span text:style-name="T14">'NL'</text:span><text:span text:style-name="T14">),</text:span></text:p>
          <text:p text:style-name="P14"><text:span text:style-name="T14">(</text:span><text:span text:style-name="T14">'IT'</text:span><text:span text:style-name="T14">),</text:span></text:p>
          <text:p text:style-name="P14"><text:span text:style-name="T14">(</text:span><text:span text:style-name="T14">'DK'</text:span><text:span text:style-name="T14">);</text:span></text:p>
          <text:p text:style-name="P14"><text:span text:style-name="T13">INSERT</text:span><text:span text:style-name="T14"> </text:span><text:span text:style-name="T13">INTO</text:span><text:span text:style-name="T14"> </text:span><text:span text:style-name="T14">ville</text:span><text:span text:style-name="T14"> </text:span><text:span text:style-name="T14">(</text:span><text:span text:style-name="T14">libelle</text:span><text:span text:style-name="T14">,</text:span><text:span text:style-name="T14">nombre_habitants</text:span><text:span text:style-name="T14">,</text:span><text:span text:style-name="T14">pays_id</text:span><text:span text:style-name="T14">)</text:span></text:p>
          <text:p text:style-name="P13">VALUES</text:p>
          <text:p text:style-name="P14"><text:span text:style-name="T14">(</text:span><text:span text:style-name="T14">'test'</text:span><text:span text:style-name="T14">,</text:span><text:span text:style-name="T14">'5'</text:span><text:span text:style-name="T14">,</text:span><text:span text:style-name="T14">'10'</text:span><text:span text:style-name="T14">),</text:span></text:p>
          <text:p text:style-name="P14"><text:span text:style-name="T14">(</text:span><text:span text:style-name="T14">'test'</text:span><text:span text:style-name="T14">,</text:span><text:span text:style-name="T14">'5'</text:span><text:span text:style-name="T14">,</text:span><text:span text:style-name="T14">'10'</text:span><text:span text:style-name="T14">),</text:span></text:p>
          <text:p text:style-name="P14"><text:span text:style-name="T14">(</text:span><text:span text:style-name="T14">'test'</text:span><text:span text:style-name="T14">,</text:span><text:span text:style-name="T14">'5'</text:span><text:span text:style-name="T14">,</text:span><text:span text:style-name="T14">'10'</text:span><text:span text:style-name="T14">),</text:span></text:p>
          <text:p text:style-name="P14"><text:span text:style-name="T14">(</text:span><text:span text:style-name="T14">'test'</text:span><text:span text:style-name="T14">,</text:span><text:span text:style-name="T14">'5'</text:span><text:span text:style-name="T14">,</text:span><text:span text:style-name="T14">'10'</text:span><text:span text:style-name="T14">),</text:span></text:p>
          <text:p text:style-name="P14"><text:span text:style-name="T14">(</text:span><text:span text:style-name="T14">'test'</text:span><text:span text:style-name="T14">,</text:span><text:span text:style-name="T14">'5'</text:span><text:span text:style-name="T14">,</text:span><text:span text:style-name="T14">'9'</text:span><text:span text:style-name="T14">),</text:span></text:p>
          <text:p text:style-name="P14"><text:span text:style-name="T14">(</text:span><text:span text:style-name="T14">'test'</text:span><text:span text:style-name="T14">,</text:span><text:span text:style-name="T14">'5'</text:span><text:span text:style-name="T14">,</text:span><text:span text:style-name="T14">'9'</text:span><text:span text:style-name="T14">),</text:span></text:p>
          <text:p text:style-name="P14"><text:span text:style-name="T14">(</text:span><text:span text:style-name="T14">'test'</text:span><text:span text:style-name="T14">,</text:span><text:span text:style-name="T14">'5'</text:span><text:span text:style-name="T14">,</text:span><text:span text:style-name="T14">'9'</text:span><text:span text:style-name="T14">),</text:span></text:p>
          <text:p text:style-name="P14"><text:span text:style-name="T14">(</text:span><text:span text:style-name="T14">'test'</text:span><text:span text:style-name="T14">,</text:span><text:span text:style-name="T14">'5'</text:span><text:span text:style-name="T14">,</text:span><text:span text:style-name="T14">'9'</text:span><text:span text:style-name="T14">),</text:span></text:p>
          <text:p text:style-name="P14"><text:span text:style-name="T14">(</text:span><text:span text:style-name="T14">'test'</text:span><text:span text:style-name="T14">,</text:span><text:span text:style-name="T14">'5'</text:span><text:span text:style-name="T14">,</text:span><text:span text:style-name="T14">'8'</text:span><text:span text:style-name="T14">),</text:span></text:p>
          <text:p text:style-name="P14"><text:span text:style-name="T14">(</text:span><text:span text:style-name="T14">'test'</text:span><text:span text:style-name="T14">,</text:span><text:span text:style-name="T14">'5'</text:span><text:span text:style-name="T14">,</text:span><text:span text:style-name="T14">'8'</text:span><text:span text:style-name="T14">),</text:span></text:p>
          <text:p text:style-name="P14"><text:span text:style-name="T14">(</text:span><text:span text:style-name="T14">'test'</text:span><text:span text:style-name="T14">,</text:span><text:span text:style-name="T14">'5'</text:span><text:span text:style-name="T14">,</text:span><text:span text:style-name="T14">'8'</text:span><text:span text:style-name="T14">),</text:span></text:p>
          <text:p text:style-name="P14"><text:span text:style-name="T14">(</text:span><text:span text:style-name="T14">'test'</text:span><text:span text:style-name="T14">,</text:span><text:span text:style-name="T14">'5'</text:span><text:span text:style-name="T14">,</text:span><text:span text:style-name="T14">'8'</text:span><text:span text:style-name="T14">),</text:span></text:p>
          <text:p text:style-name="P14"><text:span text:style-name="T14">(</text:span><text:span text:style-name="T14">'test'</text:span><text:span text:style-name="T14">,</text:span><text:span text:style-name="T14">'5'</text:span><text:span text:style-name="T14">,</text:span><text:span text:style-name="T14">'7'</text:span><text:span text:style-name="T14">),</text:span></text:p>
          <text:p text:style-name="P14"><text:span text:style-name="T14">(</text:span><text:span text:style-name="T14">'test'</text:span><text:span text:style-name="T14">,</text:span><text:span text:style-name="T14">'5'</text:span><text:span text:style-name="T14">,</text:span><text:span text:style-name="T14">'7'</text:span><text:span text:style-name="T14">),</text:span></text:p>
          <text:p text:style-name="P14"><text:span text:style-name="T14">(</text:span><text:span text:style-name="T14">'test'</text:span><text:span text:style-name="T14">,</text:span><text:span text:style-name="T14">'5'</text:span><text:span text:style-name="T14">,</text:span><text:span text:style-name="T14">'7'</text:span><text:span text:style-name="T14">),</text:span></text:p>
          <text:p text:style-name="P14"><text:span text:style-name="T14">(</text:span><text:span text:style-name="T14">'test'</text:span><text:span text:style-name="T14">,</text:span><text:span text:style-name="T14">'5'</text:span><text:span text:style-name="T14">,</text:span><text:span text:style-name="T14">'7'</text:span><text:span text:style-name="T14">),</text:span></text:p>
          <text:p text:style-name="P14"><text:span text:style-name="T14">(</text:span><text:span text:style-name="T14">'test'</text:span><text:span text:style-name="T14">,</text:span><text:span text:style-name="T14">'5'</text:span><text:span text:style-name="T14">,</text:span><text:span text:style-name="T14">'6'</text:span><text:span text:style-name="T14">),</text:span></text:p>
          <text:p text:style-name="P14"><text:span text:style-name="T14">(</text:span><text:span text:style-name="T14">'test'</text:span><text:span text:style-name="T14">,</text:span><text:span text:style-name="T14">'5'</text:span><text:span text:style-name="T14">,</text:span><text:span text:style-name="T14">'6'</text:span><text:span text:style-name="T14">),</text:span></text:p>
          <text:p text:style-name="P14"><text:span text:style-name="T14">(</text:span><text:span text:style-name="T14">'test'</text:span><text:span text:style-name="T14">,</text:span><text:span text:style-name="T14">'5'</text:span><text:span text:style-name="T14">,</text:span><text:span text:style-name="T14">'6'</text:span><text:span text:style-name="T14">),</text:span></text:p>
          <text:p text:style-name="P14"><text:span text:style-name="T14">(</text:span><text:span text:style-name="T14">'test'</text:span><text:span text:style-name="T14">,</text:span><text:span text:style-name="T14">'5'</text:span><text:span text:style-name="T14">,</text:span><text:span text:style-name="T14">'6'</text:span><text:span text:style-name="T14">),</text:span></text:p>
          <text:p text:style-name="P14"><text:span text:style-name="T14">(</text:span><text:span text:style-name="T14">'test'</text:span><text:span text:style-name="T14">,</text:span><text:span text:style-name="T14">'5'</text:span><text:span text:style-name="T14">,</text:span><text:span text:style-name="T14">'5'</text:span><text:span text:style-name="T14">),</text:span></text:p>
          <text:p text:style-name="P14"><text:span text:style-name="T14">(</text:span><text:span text:style-name="T14">'test'</text:span><text:span text:style-name="T14">,</text:span><text:span text:style-name="T14">'5'</text:span><text:span text:style-name="T14">,</text:span><text:span text:style-name="T14">'5'</text:span><text:span text:style-name="T14">),</text:span></text:p>
          <text:p text:style-name="P14"><text:span text:style-name="T14">(</text:span><text:span text:style-name="T14">'test'</text:span><text:span text:style-name="T14">,</text:span><text:span text:style-name="T14">'5'</text:span><text:span text:style-name="T14">,</text:span><text:span text:style-name="T14">'5'</text:span><text:span text:style-name="T14">),</text:span></text:p>
          <text:p text:style-name="P14"><text:span text:style-name="T14">(</text:span><text:span text:style-name="T14">'test'</text:span><text:span text:style-name="T14">,</text:span><text:span text:style-name="T14">'5'</text:span><text:span text:style-name="T14">,</text:span><text:span text:style-name="T14">'5'</text:span><text:span text:style-name="T14">),</text:span></text:p>
          <text:p text:style-name="P14"><text:span text:style-name="T14">(</text:span><text:span text:style-name="T14">'test'</text:span><text:span text:style-name="T14">,</text:span><text:span text:style-name="T14">'5'</text:span><text:span text:style-name="T14">,</text:span><text:span text:style-name="T14">'4'</text:span><text:span text:style-name="T14">),</text:span></text:p>
          <text:p text:style-name="P14"><text:span text:style-name="T14">(</text:span><text:span text:style-name="T14">'test'</text:span><text:span text:style-name="T14">,</text:span><text:span text:style-name="T14">'5'</text:span><text:span text:style-name="T14">,</text:span><text:span text:style-name="T14">'4'</text:span><text:span text:style-name="T14">),</text:span></text:p>
          <text:p text:style-name="P14"><text:span text:style-name="T14">(</text:span><text:span text:style-name="T14">'test'</text:span><text:span text:style-name="T14">,</text:span><text:span text:style-name="T14">'5'</text:span><text:span text:style-name="T14">,</text:span><text:span text:style-name="T14">'4'</text:span><text:span text:style-name="T14">),</text:span></text:p>
          <text:p text:style-name="P14"><text:span text:style-name="T14">(</text:span><text:span text:style-name="T14">'test'</text:span><text:span text:style-name="T14">,</text:span><text:span text:style-name="T14">'5'</text:span><text:span text:style-name="T14">,</text:span><text:span text:style-name="T14">'4'</text:span><text:span text:style-name="T14">),</text:span></text:p>
          <text:p text:style-name="P14"><text:span text:style-name="T14">(</text:span><text:span text:style-name="T14">'test'</text:span><text:span text:style-name="T14">,</text:span><text:span text:style-name="T14">'5'</text:span><text:span text:style-name="T14">,</text:span><text:span text:style-name="T14">'3'</text:span><text:span text:style-name="T14">),</text:span></text:p>
          <text:p text:style-name="P14"><text:span text:style-name="T14">(</text:span><text:span text:style-name="T14">'test'</text:span><text:span text:style-name="T14">,</text:span><text:span text:style-name="T14">'5'</text:span><text:span text:style-name="T14">,</text:span><text:span text:style-name="T14">'3'</text:span><text:span text:style-name="T14">),</text:span></text:p>
          <text:p text:style-name="P14"><text:span text:style-name="T14">(</text:span><text:span text:style-name="T14">'test'</text:span><text:span text:style-name="T14">,</text:span><text:span text:style-name="T14">'5'</text:span><text:span text:style-name="T14">,</text:span><text:span text:style-name="T14">'3'</text:span><text:span text:style-name="T14">),</text:span></text:p>
          <text:p text:style-name="P14"><text:span text:style-name="T14">(</text:span><text:span text:style-name="T14">'test'</text:span><text:span text:style-name="T14">,</text:span><text:span text:style-name="T14">'5'</text:span><text:span text:style-name="T14">,</text:span><text:span text:style-name="T14">'3'</text:span><text:span text:style-name="T14">),</text:span></text:p>
          <text:p text:style-name="P14"><text:span text:style-name="T14">(</text:span><text:span text:style-name="T14">'test'</text:span><text:span text:style-name="T14">,</text:span><text:span text:style-name="T14">'5'</text:span><text:span text:style-name="T14">,</text:span><text:span text:style-name="T14">'2'</text:span><text:span text:style-name="T14">),</text:span></text:p>
          <text:p text:style-name="P14"><text:span text:style-name="T14">(</text:span><text:span text:style-name="T14">'test'</text:span><text:span text:style-name="T14">,</text:span><text:span text:style-name="T14">'5'</text:span><text:span text:style-name="T14">,</text:span><text:span text:style-name="T14">'2'</text:span><text:span text:style-name="T14">),</text:span></text:p>
          <text:p text:style-name="P14"><text:span text:style-name="T14">(</text:span><text:span text:style-name="T14">'test'</text:span><text:span text:style-name="T14">,</text:span><text:span text:style-name="T14">'5'</text:span><text:span text:style-name="T14">,</text:span><text:span text:style-name="T14">'2'</text:span><text:span text:style-name="T14">),</text:span></text:p>
          <text:p text:style-name="P14"><text:span text:style-name="T14">(</text:span><text:span text:style-name="T14">'test'</text:span><text:span text:style-name="T14">,</text:span><text:span text:style-name="T14">'5'</text:span><text:span text:style-name="T14">,</text:span><text:span text:style-name="T14">'2'</text:span><text:span text:style-name="T14">),</text:span></text:p>
          <text:p text:style-name="P14"><text:span text:style-name="T14">(</text:span><text:span text:style-name="T14">'test'</text:span><text:span text:style-name="T14">,</text:span><text:span text:style-name="T14">'5'</text:span><text:span text:style-name="T14">,</text:span><text:span text:style-name="T14">'1'</text:span><text:span text:style-name="T14">),</text:span></text:p>
          <text:p text:style-name="P14"><text:span text:style-name="T14">(</text:span><text:span text:style-name="T14">'test'</text:span><text:span text:style-name="T14">,</text:span><text:span text:style-name="T14">'5'</text:span><text:span text:style-name="T14">,</text:span><text:span text:style-name="T14">'1'</text:span><text:span text:style-name="T14">),</text:span></text:p>
          <text:p text:style-name="P14"><text:span text:style-name="T14">(</text:span><text:span text:style-name="T14">'test'</text:span><text:span text:style-name="T14">,</text:span><text:span text:style-name="T14">'5'</text:span><text:span text:style-name="T14">,</text:span><text:span text:style-name="T14">'1'</text:span><text:span text:style-name="T14">),</text:span></text:p>
          <text:p text:style-name="P14"><text:span text:style-name="T14">(</text:span><text:span text:style-name="T14">'test'</text:span><text:span text:style-name="T14">,</text:span><text:span text:style-name="T14">'5'</text:span><text:span text:style-name="T14">,</text:span><text:span text:style-name="T14">'1'</text:span><text:span text:style-name="T14">);</text:span></text:p>
          <text:p text:style-name="P12"/>
          <text:p text:style-name="P16"/>
        </text:list-item>
      </text:list>
      <text:p text:style-name="P2"/>
      <text:list xml:id="list33330297" text:continue-numbering="true" text:style-name="L2">
        <text:list-item>
          <text:p text:style-name="P6">Selectionner les villes par ordre alphabétique du nom de leur pays</text:p>
        </text:list-item>
      </text:list>
      <text:p text:style-name="P2"><text:span text:style-name="T3"><text:tab/></text:span><text:span text:style-name="T13">SELECT</text:span><text:span text:style-name="T14"> </text:span><text:span text:style-name="T14">pays_id</text:span><text:span text:style-name="T14">,</text:span><text:span text:style-name="T14"> </text:span><text:span text:style-name="T14">libelle</text:span></text:p>
      <text:p text:style-name="P1"><text:span text:style-name="T13"><text:tab/>FROM</text:span><text:span text:style-name="T14"> </text:span><text:span text:style-name="T14">ville</text:span><text:span text:style-name="T14">,</text:span><text:span text:style-name="T14"> </text:span><text:span text:style-name="T14">pays</text:span></text:p>
      <text:p text:style-name="P1"><text:span text:style-name="T13"><text:tab/>ORDER</text:span><text:span text:style-name="T14"> </text:span><text:span text:style-name="T13">BY</text:span><text:span text:style-name="T14"> <text:s/></text:span><text:span text:style-name="T14">libelle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color="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4-26T18:29:05.990000000</meta:creation-date>
    <dc:date>2019-05-21T13:11:24.98</dc:date>
    <meta:editing-duration>PT6H24M44S</meta:editing-duration>
    <meta:editing-cycles>6</meta:editing-cycles>
    <meta:generator>OpenOffice/4.1.6$Win32 OpenOffice.org_project/416m1$Build-9790</meta:generator>
    <dc:title>Untitled</dc:title>
    <meta:document-statistic meta:table-count="0" meta:image-count="0" meta:object-count="0" meta:page-count="4" meta:paragraph-count="152" meta:word-count="649" meta:character-count="4707"/>
  </office:meta>
</office:document-meta>
</file>